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688*"/>
    </style:style>
    <style:style style:name="表21.B" style:family="table-column">
      <style:table-column-properties style:column-width="3.203cm" style:rel-column-width="1816*"/>
    </style:style>
    <style:style style:name="表21.C" style:family="table-column">
      <style:table-column-properties style:column-width="11.411cm" style:rel-column-width="6469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688*"/>
    </style:style>
    <style:style style:name="表5.B" style:family="table-column">
      <style:table-column-properties style:column-width="3.203cm" style:rel-column-width="1816*"/>
    </style:style>
    <style:style style:name="表5.C" style:family="table-column">
      <style:table-column-properties style:column-width="11.94cm" style:rel-column-width="676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688*"/>
    </style:style>
    <style:style style:name="表22.B" style:family="table-column">
      <style:table-column-properties style:column-width="3.203cm" style:rel-column-width="1816*"/>
    </style:style>
    <style:style style:name="表22.C" style:family="table-column">
      <style:table-column-properties style:column-width="11.94cm" style:rel-column-width="676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>
      <style:text-properties fo:font-size="15pt" style:font-size-asian="15pt" style:font-size-complex="15pt"/>
    </style:style>
    <style:style style:name="P8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8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4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5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6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7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9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language-asian="ja" style:country-asian="JP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819857569547947830" text:style-name="L1">
        <text:list-item>
          <text:p text:style-name="P8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  <text:p text:style-name="P14">晴れ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  <text:list xml:id="list3075971658390294732" text:style-name="L2">
              <text:list-item>
                <text:p text:style-name="P18">３匹とも来る。</text:p>
              </text:list-item>
              <text:list-item>
                <text:p text:style-name="P18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8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/text:p>
            <text:p text:style-name="P14">寝そべって、身体を捻るストレッチ、続けている。</text:p>
            <text:list xml:id="list1544098489133363976" text:style-name="L3">
              <text:list-item>
                <text:p text:style-name="P19">身体、捻り（左右）</text:p>
              </text:list-item>
              <text:list-item>
                <text:p text:style-name="P19">片足ずつ、両手で胸へ引き上げる</text:p>
              </text:list-item>
              <text:list-item>
                <text:p text:style-name="P19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3">15</text:p>
          </table:table-cell>
          <table:table-cell table:style-name="表1.B2" office:value-type="string">
            <text:p text:style-name="P12">その他</text:p>
            <text:list xml:id="list8377202503151085422" text:style-name="L4">
              <text:list-item>
                <text:p text:style-name="P20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0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3">14</text:p>
          </table:table-cell>
          <table:table-cell table:style-name="表1.B2" office:value-type="string">
            <text:p text:style-name="P12">新しい</text:p>
            <text:list xml:id="list6511574504649224483" text:style-name="L5">
              <text:list-item>
                <text:p text:style-name="P21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1209644657452164493" text:style-name="L6">
        <text:list-item>
          <text:p text:style-name="P8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2">天気</text:p>
          </table:table-cell>
          <table:table-cell table:style-name="表3.C1" office:value-type="string">
            <text:p text:style-name="P14">晴れ。雲あり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2">餌やり</text:p>
          </table:table-cell>
          <table:table-cell table:style-name="表3.C2" office:value-type="string">
            <text:list xml:id="list3675848482214407312" text:style-name="L7">
              <text:list-item>
                <text:p text:style-name="P22">ドンは来ない。クロ、来ない。</text:p>
              </text:list-item>
              <text:list-item>
                <text:p text:style-name="P22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3.C2" office:value-type="string">
            <text:p text:style-name="P14">背中と腰、変わらず。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2">思ったこと</text:p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5">
            <text:p text:style-name="P13">5</text:p>
          </table:table-cell>
          <table:table-cell table:style-name="表3.B2" office:value-type="string">
            <text:p text:style-name="P12">出来事</text:p>
          </table:table-cell>
          <table:table-cell table:style-name="表3.C2" office:value-type="string">
            <text:p text:style-name="P14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12">止めた / 止めよう</text:p>
          </table:table-cell>
          <table:table-cell table:style-name="表3.C2" office:value-type="string">
            <text:p text:style-name="P14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3">7</text:p>
          </table:table-cell>
          <table:table-cell table:style-name="表3.B2" office:value-type="string">
            <text:p text:style-name="P12">始めた</text:p>
          </table:table-cell>
          <table:table-cell table:style-name="表3.C2" office:value-type="string">
            <text:p text:style-name="P14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5">8</text:p>
          </table:table-cell>
          <table:table-cell table:style-name="表3.B2" office:value-type="string">
            <text:p text:style-name="P12">気づいた</text:p>
          </table:table-cell>
          <table:table-cell table:style-name="表3.C2" office:value-type="string">
            <text:p text:style-name="P12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9201401679559206810" text:style-name="L8">
        <text:list-item>
          <text:p text:style-name="P9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3">1</text:p>
          </table:table-cell>
          <table:table-cell table:style-name="表4.B1" office:value-type="string">
            <text:p text:style-name="P12">天気</text:p>
          </table:table-cell>
          <table:table-cell table:style-name="表4.C1" office:value-type="string">
            <text:p text:style-name="P14">晴れ。雲あり。</text:p>
          </table:table-cell>
        </table:table-row>
        <table:table-row>
          <table:table-cell table:style-name="表4.A2" office:value-type="float" office:value="2">
            <text:p text:style-name="P13">2</text:p>
          </table:table-cell>
          <table:table-cell table:style-name="表4.B2" office:value-type="string">
            <text:p text:style-name="P12">餌やり</text:p>
          </table:table-cell>
          <table:table-cell table:style-name="表4.C2" office:value-type="string">
            <text:p text:style-name="P14">ミケのみ。</text:p>
            <text:p text:style-name="P14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3">3</text:p>
          </table:table-cell>
          <table:table-cell table:style-name="表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4.C2" office:value-type="string">
            <text:p text:style-name="P14">背中の痛み、変わらず。</text:p>
          </table:table-cell>
        </table:table-row>
        <table:table-row>
          <table:table-cell table:style-name="表4.A2" office:value-type="float" office:value="4">
            <text:p text:style-name="P13">4</text:p>
          </table:table-cell>
          <table:table-cell table:style-name="表4.B2" office:value-type="string">
            <text:p text:style-name="P12">思ったこと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5">
            <text:p text:style-name="P13">5</text:p>
          </table:table-cell>
          <table:table-cell table:style-name="表4.B2" office:value-type="string">
            <text:p text:style-name="P12">出来事</text:p>
          </table:table-cell>
          <table:table-cell table:style-name="表4.C2" office:value-type="string">
            <text:p text:style-name="P14">東和、仕事の日。</text:p>
          </table:table-cell>
        </table:table-row>
        <table:table-row>
          <table:table-cell table:style-name="表4.A2" office:value-type="float" office:value="6">
            <text:p text:style-name="P13">6</text:p>
          </table:table-cell>
          <table:table-cell table:style-name="表4.B2" office:value-type="string">
            <text:p text:style-name="P12">止めた / 止めよう</text:p>
          </table:table-cell>
          <table:table-cell table:style-name="表4.C2" office:value-type="string">
            <text:list xml:id="list2491240288011983099" text:style-name="L9">
              <text:list-item>
                <text:p text:style-name="P23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3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3">7</text:p>
          </table:table-cell>
          <table:table-cell table:style-name="表4.B2" office:value-type="string">
            <text:p text:style-name="P12">始めた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8">
            <text:p text:style-name="P15">8</text:p>
          </table:table-cell>
          <table:table-cell table:style-name="表4.B2" office:value-type="string">
            <text:p text:style-name="P12">気づいた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9">
            <text:p text:style-name="P15">9</text:p>
          </table:table-cell>
          <table:table-cell table:style-name="表4.B2" office:value-type="string">
            <text:p text:style-name="P14">行った</text:p>
          </table:table-cell>
          <table:table-cell table:style-name="表4.C2" office:value-type="string">
            <text:p text:style-name="P14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5">10</text:p>
          </table:table-cell>
          <table:table-cell table:style-name="表4.B2" office:value-type="string">
            <text:p text:style-name="P14">その他</text:p>
          </table:table-cell>
          <table:table-cell table:style-name="表4.C2" office:value-type="string">
            <text:p text:style-name="P12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8432215" text:continue-list="list9201401679559206810" text:style-name="L8">
        <text:list-item>
          <text:p text:style-name="P9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3">1</text:p>
          </table:table-cell>
          <table:table-cell table:style-name="表7.B1" office:value-type="string">
            <text:p text:style-name="P12">天気</text:p>
          </table:table-cell>
          <table:table-cell table:style-name="表7.C1" office:value-type="string">
            <text:p text:style-name="P14">晴れ</text:p>
          </table:table-cell>
        </table:table-row>
        <table:table-row>
          <table:table-cell table:style-name="表7.A2" office:value-type="float" office:value="2">
            <text:p text:style-name="P13">2</text:p>
          </table:table-cell>
          <table:table-cell table:style-name="表7.B2" office:value-type="string">
            <text:p text:style-name="P12">餌やり</text:p>
          </table:table-cell>
          <table:table-cell table:style-name="表7.C2" office:value-type="string">
            <text:list xml:id="list4724707078118093886" text:style-name="L10">
              <text:list-item>
                <text:p text:style-name="P24">ドン、来る。擁壁の上から、歩道そばまで、伝い歩いて来る。</text:p>
              </text:list-item>
              <text:list-item>
                <text:p text:style-name="P24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3">3</text:p>
          </table:table-cell>
          <table:table-cell table:style-name="表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4">
            <text:p text:style-name="P13">4</text:p>
          </table:table-cell>
          <table:table-cell table:style-name="表7.B2" office:value-type="string">
            <text:p text:style-name="P12">思ったこと</text:p>
          </table:table-cell>
          <table:table-cell table:style-name="表7.C2" office:value-type="string">
            <text:list xml:id="list3750169939315649658" text:style-name="L11">
              <text:list-item>
                <text:p text:style-name="P25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3">5</text:p>
          </table:table-cell>
          <table:table-cell table:style-name="表7.B2" office:value-type="string">
            <text:p text:style-name="P12">出来事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6">
            <text:p text:style-name="P13">6</text:p>
          </table:table-cell>
          <table:table-cell table:style-name="表7.B2" office:value-type="string">
            <text:p text:style-name="P12">止めた / 止めよう</text:p>
          </table:table-cell>
          <table:table-cell table:style-name="表7.C2" office:value-type="string">
            <text:list xml:id="list7814220878337111820" text:style-name="L12">
              <text:list-item>
                <text:p text:style-name="P26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3">7</text:p>
          </table:table-cell>
          <table:table-cell table:style-name="表7.B2" office:value-type="string">
            <text:p text:style-name="P12">始めた</text:p>
          </table:table-cell>
          <table:table-cell table:style-name="表7.C2" office:value-type="string">
            <text:list xml:id="list4306884092346517222" text:style-name="L13">
              <text:list-item>
                <text:p text:style-name="P27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5">8</text:p>
          </table:table-cell>
          <table:table-cell table:style-name="表7.B2" office:value-type="string">
            <text:p text:style-name="P12">気づい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9">
            <text:p text:style-name="P15">9</text:p>
          </table:table-cell>
          <table:table-cell table:style-name="表7.B2" office:value-type="string">
            <text:p text:style-name="P14">行っ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15">10</text:p>
          </table:table-cell>
          <table:table-cell table:style-name="表7.B2" office:value-type="string">
            <text:p text:style-name="P14">その他</text:p>
          </table:table-cell>
          <table:table-cell table:style-name="表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6368004577000569762" text:style-name="L14">
        <text:list-item>
          <text:p text:style-name="P9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3">1</text:p>
          </table:table-cell>
          <table:table-cell table:style-name="表8.B1" office:value-type="string">
            <text:p text:style-name="P12">天気</text:p>
          </table:table-cell>
          <table:table-cell table:style-name="表8.C1" office:value-type="string">
            <text:p text:style-name="P14">晴れ。</text:p>
          </table:table-cell>
        </table:table-row>
        <table:table-row>
          <table:table-cell table:style-name="表8.A2" office:value-type="float" office:value="2">
            <text:p text:style-name="P13">2</text:p>
          </table:table-cell>
          <table:table-cell table:style-name="表8.B2" office:value-type="string">
            <text:p text:style-name="P12">餌やり</text:p>
          </table:table-cell>
          <table:table-cell table:style-name="表8.C2" office:value-type="string">
            <text:list xml:id="list1959562055139153187" text:style-name="L15">
              <text:list-item>
                <text:p text:style-name="P28">ドンのみ、７時半の回には来た。</text:p>
                <text:list>
                  <text:list-item>
                    <text:p text:style-name="P28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8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8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8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8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3">3</text:p>
          </table:table-cell>
          <table:table-cell table:style-name="表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4">
            <text:p text:style-name="P13">4</text:p>
          </table:table-cell>
          <table:table-cell table:style-name="表8.B2" office:value-type="string">
            <text:p text:style-name="P12">思ったこと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5">
            <text:p text:style-name="P13">5</text:p>
          </table:table-cell>
          <table:table-cell table:style-name="表8.B2" office:value-type="string">
            <text:p text:style-name="P12">出来事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6">
            <text:p text:style-name="P13">6</text:p>
          </table:table-cell>
          <table:table-cell table:style-name="表8.B2" office:value-type="string">
            <text:p text:style-name="P12">止めた / 止めよう</text:p>
          </table:table-cell>
          <table:table-cell table:style-name="表8.C2" office:value-type="string">
            <text:list xml:id="list3703349934648623246" text:style-name="L16">
              <text:list-item>
                <text:p text:style-name="P29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3">7</text:p>
          </table:table-cell>
          <table:table-cell table:style-name="表8.B2" office:value-type="string">
            <text:p text:style-name="P12">始めた</text:p>
          </table:table-cell>
          <table:table-cell table:style-name="表8.C2" office:value-type="string">
            <text:list xml:id="list2733471286249969296" text:style-name="L17">
              <text:list-item>
                <text:p text:style-name="P30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5">8</text:p>
          </table:table-cell>
          <table:table-cell table:style-name="表8.B2" office:value-type="string">
            <text:p text:style-name="P12">気づいた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9">
            <text:p text:style-name="P15">9</text:p>
          </table:table-cell>
          <table:table-cell table:style-name="表8.B2" office:value-type="string">
            <text:p text:style-name="P14">行った</text:p>
          </table:table-cell>
          <table:table-cell table:style-name="表8.C2" office:value-type="string">
            <text:list xml:id="list6355241275393533607" text:style-name="L18">
              <text:list-item>
                <text:p text:style-name="P31">散髪。４時すぎだったか。今回は、タオルを持参するのを、思い出した。道具一式を持って、下へお利用とした時。</text:p>
              </text:list-item>
              <text:list-item>
                <text:p text:style-name="P31">机上の、物の配置。変えた。ディスプレイを、真ん中に。鉛筆立てを入れてある箱は、左端へ。</text:p>
              </text:list-item>
              <text:list-item>
                <text:p text:style-name="P31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5">10</text:p>
          </table:table-cell>
          <table:table-cell table:style-name="表8.B2" office:value-type="string">
            <text:p text:style-name="P14">その他</text:p>
          </table:table-cell>
          <table:table-cell table:style-name="表8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8435891" text:continue-list="list28432215" text:style-name="L8">
        <text:list-item>
          <text:p text:style-name="P9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C1" office:value-type="string">
            <text:p text:style-name="P14">晴れ。雲あり。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C2" office:value-type="string">
            <text:list xml:id="list9170300720307801154" text:style-name="L19">
              <text:list-item>
                <text:p text:style-name="P32">ドン。来ない</text:p>
              </text:list-item>
              <text:list-item>
                <text:p text:style-name="P32">ミケ、クロ。来る。</text:p>
              </text:list-item>
              <text:list-item>
                <text:p text:style-name="P32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9.C2" office:value-type="string">
            <text:p text:style-name="P14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C2" office:value-type="string">
            <text:list xml:id="list5224185693677978646" text:style-name="L20">
              <text:list-item>
                <text:p text:style-name="P33">ウェスト氏のアルバムからの１曲。”Journey”。音楽の意味を、知らされた。</text:p>
              </text:list-item>
              <text:list-item>
                <text:p text:style-name="P33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C2" office:value-type="string">
            <text:list xml:id="list1289811084757111745" text:style-name="L21">
              <text:list-item>
                <text:p text:style-name="P34">コーネル・ウェスト氏の動画を観た。同氏の音楽アルバムの曲を１つ、聴いた。</text:p>
              </text:list-item>
              <text:list-item>
                <text:p text:style-name="P34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9">
            <text:p text:style-name="P15">9</text:p>
          </table:table-cell>
          <table:table-cell table:style-name="表9.B2" office:value-type="string">
            <text:p text:style-name="P14">行った</text:p>
          </table:table-cell>
          <table:table-cell table:style-name="表9.C2" office:value-type="string">
            <text:list xml:id="list5645540746488357625" text:style-name="L22">
              <text:list-item>
                <text:p text:style-name="P35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5">10</text:p>
          </table:table-cell>
          <table:table-cell table:style-name="表9.B2" office:value-type="string">
            <text:p text:style-name="P14">その他</text:p>
          </table:table-cell>
          <table:table-cell table:style-name="表9.C2" office:value-type="string">
            <text:list xml:id="list742045715011648296" text:style-name="L23">
              <text:list-item>
                <text:p text:style-name="P36">本。『光合成の世界』。化学式がわかるようになった。いくつかの分子。それらの化学式を、書き写した。</text:p>
              </text:list-item>
              <text:list-item>
                <text:p text:style-name="P36">本。『大学』。読み終えたのは、一昨日か。朱子の、『章句』の箇所も、読んだ。</text:p>
              </text:list-item>
              <text:list-item>
                <text:p text:style-name="P36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5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8424720" text:continue-list="list28435891" text:style-name="L8">
        <text:list-item>
          <text:p text:style-name="P9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3">1</text:p>
          </table:table-cell>
          <table:table-cell table:style-name="表10.B1" office:value-type="string">
            <text:p text:style-name="P12">天気</text:p>
          </table:table-cell>
          <table:table-cell table:style-name="表10.C1" office:value-type="string">
            <text:p text:style-name="P14">晴れ。</text:p>
          </table:table-cell>
        </table:table-row>
        <table:table-row>
          <table:table-cell table:style-name="表10.A2" office:value-type="float" office:value="2">
            <text:p text:style-name="P13">2</text:p>
          </table:table-cell>
          <table:table-cell table:style-name="表10.B2" office:value-type="string">
            <text:p text:style-name="P12">餌やり</text:p>
          </table:table-cell>
          <table:table-cell table:style-name="表10.C2" office:value-type="string">
            <text:list xml:id="list354721931151440449" text:style-name="L24">
              <text:list-item>
                <text:p text:style-name="P37">ドンは来なかった。ミケは、また下に下ろして、腰を摩ってあげた。</text:p>
              </text:list-item>
              <text:list-item>
                <text:p text:style-name="P37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3">3</text:p>
          </table:table-cell>
          <table:table-cell table:style-name="表1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4">
            <text:p text:style-name="P13">4</text:p>
          </table:table-cell>
          <table:table-cell table:style-name="表10.B2" office:value-type="string">
            <text:p text:style-name="P12">思ったこと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5">
            <text:p text:style-name="P13">5</text:p>
          </table:table-cell>
          <table:table-cell table:style-name="表10.B2" office:value-type="string">
            <text:p text:style-name="P12">出来事</text:p>
          </table:table-cell>
          <table:table-cell table:style-name="表10.C2" office:value-type="string">
            <text:list xml:id="list4666438131215226486" text:style-name="L25">
              <text:list-item>
                <text:p text:style-name="P38">山下歯科へ。元々は、先週の木曜に行く予定だった。忘れていた。歯科から、ユジョンさんが電話をかけてきた。</text:p>
              </text:list-item>
              <text:list-item>
                <text:p text:style-name="P38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3">6</text:p>
          </table:table-cell>
          <table:table-cell table:style-name="表10.B2" office:value-type="string">
            <text:p text:style-name="P12">止めた / 止め<text:soft-page-break/>よう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7">
            <text:p text:style-name="P13">7</text:p>
          </table:table-cell>
          <table:table-cell table:style-name="表10.B2" office:value-type="string">
            <text:p text:style-name="P12">始めた</text:p>
          </table:table-cell>
          <table:table-cell table:style-name="表10.C2" office:value-type="string">
            <text:list xml:id="list8842529399212394523" text:style-name="L26">
              <text:list-item>
                <text:p text:style-name="P39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5">8</text:p>
          </table:table-cell>
          <table:table-cell table:style-name="表10.B2" office:value-type="string">
            <text:p text:style-name="P12">気づい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9">
            <text:p text:style-name="P15">9</text:p>
          </table:table-cell>
          <table:table-cell table:style-name="表10.B2" office:value-type="string">
            <text:p text:style-name="P14">行っ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15">10</text:p>
          </table:table-cell>
          <table:table-cell table:style-name="表10.B2" office:value-type="string">
            <text:p text:style-name="P14">その他</text:p>
          </table:table-cell>
          <table:table-cell table:style-name="表10.C2" office:value-type="string">
            <text:list xml:id="list5171628451354601897" text:style-name="L27">
              <text:list-item>
                <text:p text:style-name="P40"><office:annotation office:name="__Annotation__1352_1244671686"><dc:creator>iwabuchi ken</dc:creator><dc:date>2020-02-26T07:28:41.35</dc:date><text:p text:style-name="P103"><text:span text:style-name="T7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0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0">自転車 자전거 に加えて、スクーターなど、２輪自動車も、駐輪できる。</text:p>
                  </text:list-item>
                  <text:list-item>
                    <text:p text:style-name="P40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8429701" text:continue-list="list28424720" text:style-name="L8">
        <text:list-item>
          <text:p text:style-name="P9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3">1</text:p>
          </table:table-cell>
          <table:table-cell table:style-name="表11.B1" office:value-type="string">
            <text:p text:style-name="P12">天気</text:p>
          </table:table-cell>
          <table:table-cell table:style-name="表11.C1" office:value-type="string">
            <text:p text:style-name="P14">晴れ。</text:p>
          </table:table-cell>
        </table:table-row>
        <table:table-row>
          <table:table-cell table:style-name="表11.A2" office:value-type="float" office:value="2">
            <text:p text:style-name="P13">2</text:p>
          </table:table-cell>
          <table:table-cell table:style-name="表11.B2" office:value-type="string">
            <text:p text:style-name="P12">餌やり</text:p>
          </table:table-cell>
          <table:table-cell table:style-name="表11.C2" office:value-type="string">
            <text:list xml:id="list373145700457338629" text:style-name="L28">
              <text:list-item>
                <text:p text:style-name="P41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1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1">ミケは、１週間ぐらい前からか、地面に下ろして、腰を摩って上げている。</text:p>
                <text:list>
                  <text:list-item>
                    <text:p text:style-name="P41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3">7</text:p>
          </table:table-cell>
          <table:table-cell table:style-name="表11.B2" office:value-type="string">
            <text:p text:style-name="P12">始めた</text:p>
          </table:table-cell>
          <table:table-cell table:style-name="表11.C2" office:value-type="string">
            <text:list xml:id="list6576328883195836477" text:style-name="L29">
              <text:list-item>
                <text:p text:style-name="P42">腰に当てるクッション</text:p>
                <text:list>
                  <text:list-item>
                    <text:p text:style-name="P42">昨日の夜、クッションを布団に入れて、腰に当てて、寝た。</text:p>
                  </text:list-item>
                  <text:list-item>
                    <text:p text:style-name="P42">クッションは、以前に、防災頭巾として自作したもの。タンスの中に入れていた。</text:p>
                  </text:list-item>
                  <text:list-item>
                    <text:p text:style-name="P42">もちろん、寝ていると、身体を動かすものだから、クッションから、腰はずれる。それはそれ。</text:p>
                  </text:list-item>
                  <text:list-item>
                    <text:p text:style-name="P42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2">目薬。</text:p>
                <text:list>
                  <text:list-item>
                    <text:p text:style-name="P42">クリエイトで、目薬を買った。３月２<text:soft-page-break/>日。（そのように、ボトルに書いてある）</text:p>
                  </text:list-item>
                  <text:list-item>
                    <text:p text:style-name="P42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2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5">10</text:p>
          </table:table-cell>
          <table:table-cell table:style-name="表11.B2" office:value-type="string">
            <text:p text:style-name="P14">その他</text:p>
          </table:table-cell>
          <table:table-cell table:style-name="表11.C2" office:value-type="string">
            <text:list xml:id="list2198907260380532444" text:style-name="L30">
              <text:list-item>
                <text:p text:style-name="P43">洗面のとき。</text:p>
                <text:list>
                  <text:list-item>
                    <text:p text:style-name="P43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3">それから、口のゆすぎに移る。</text:p>
                  </text:list-item>
                  <text:list-item>
                    <text:p text:style-name="P43">このようにして、お湯のボタンを切り忘れることを、予防する。</text:p>
                  </text:list-item>
                  <text:list-item>
                    <text:p text:style-name="P43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3">飲み物作り。紅茶。</text:p>
                <text:list>
                  <text:list-item>
                    <text:p text:style-name="P43">以前は、やかんを使っていた。一度に、ペットボトル、２本。</text:p>
                  </text:list-item>
                  <text:list-item>
                    <text:p text:style-name="P43">１ヶ月ぐらい前からか、両手鍋を使っている。そうめんを茹でたりするのに使っているもの。</text:p>
                  </text:list-item>
                  <text:list-item>
                    <text:p text:style-name="P43">この鍋を使うと、一度に、ペット３本分ぐらいを、作れる。</text:p>
                  </text:list-item>
                </text:list>
              </text:list-item>
              <text:list-item>
                <text:p text:style-name="P43">山下歯科</text:p>
                <text:list>
                  <text:list-item>
                    <text:p text:style-name="P43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3">翌週の火曜、２５日に、改めて、予約を入れてもらった。</text:p>
                  </text:list-item>
                </text:list>
              </text:list-item>
              <text:list-item>
                <text:p text:style-name="P43">山下歯科。もう一つ、初めてのこと。</text:p>
                <text:list>
                  <text:list-item>
                    <text:p text:style-name="P43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3">鳥の声のビデオ。</text:p>
                <text:list>
                  <text:list-item>
                    <text:p text:style-name="P43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5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6058537425182692268" text:style-name="L31">
        <text:list-item>
          <text:p text:style-name="P9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12">天気</text:p>
          </table:table-cell>
          <table:table-cell table:style-name="表12.C1" office:value-type="string">
            <text:p text:style-name="P14">晴れ</text:p>
          </table:table-cell>
        </table:table-row>
        <text:soft-page-break/>
        <table:table-row>
          <table:table-cell table:style-name="表12.A2" office:value-type="float" office:value="2">
            <text:p text:style-name="P13">2</text:p>
          </table:table-cell>
          <table:table-cell table:style-name="表12.B2" office:value-type="string">
            <text:p text:style-name="P12">餌やり</text:p>
          </table:table-cell>
          <table:table-cell table:style-name="表12.C2" office:value-type="string">
            <text:list xml:id="list5403851179475031111" text:style-name="L32">
              <text:list-item>
                <text:p text:style-name="P44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4">ミケだけが来る。下に降ろす。腰さすり。しばらくしてから、壁に上げる。ペースト。そして、固形。</text:p>
              </text:list-item>
              <text:list-item>
                <text:p text:style-name="P44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4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3">3</text:p>
          </table:table-cell>
          <table:table-cell table:style-name="表1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2.C2" office:value-type="string">
            <text:list xml:id="list960642345638017091" text:style-name="L33">
              <text:list-item>
                <text:p text:style-name="P45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3">4</text:p>
          </table:table-cell>
          <table:table-cell table:style-name="表12.B2" office:value-type="string">
            <text:p text:style-name="P12">思ったこと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5">
            <text:p text:style-name="P13">5</text:p>
          </table:table-cell>
          <table:table-cell table:style-name="表12.B2" office:value-type="string">
            <text:p text:style-name="P12">出来事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6">
            <text:p text:style-name="P13">6</text:p>
          </table:table-cell>
          <table:table-cell table:style-name="表12.B2" office:value-type="string">
            <text:p text:style-name="P12">止めた / 止めよう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7">
            <text:p text:style-name="P13">7</text:p>
          </table:table-cell>
          <table:table-cell table:style-name="表12.B2" office:value-type="string">
            <text:p text:style-name="P12">始めた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8">
            <text:p text:style-name="P15">8</text:p>
          </table:table-cell>
          <table:table-cell table:style-name="表12.B2" office:value-type="string">
            <text:p text:style-name="P12">気づいた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9">
            <text:p text:style-name="P15">9</text:p>
          </table:table-cell>
          <table:table-cell table:style-name="表12.B2" office:value-type="string">
            <text:p text:style-name="P14">行った</text:p>
          </table:table-cell>
          <table:table-cell table:style-name="表12.C2" office:value-type="string">
            <text:list xml:id="list7246988796612303395" text:style-name="L34">
              <text:list-item>
                <text:p text:style-name="P46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46"><text:soft-page-break/>ももひき。繕いを行う。５８分、使う。</text:p>
              </text:list-item>
              <text:list-item>
                <text:p text:style-name="P46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5">10</text:p>
          </table:table-cell>
          <table:table-cell table:style-name="表12.B2" office:value-type="string">
            <text:p text:style-name="P14">その他</text:p>
          </table:table-cell>
          <table:table-cell table:style-name="表12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4164194210466305228" text:style-name="L35">
        <text:list-item>
          <text:p text:style-name="P9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12">天気</text:p>
          </table:table-cell>
          <table:table-cell table:style-name="表13.C1" office:value-type="string">
            <text:p text:style-name="P14">晴れ</text:p>
          </table:table-cell>
        </table:table-row>
        <table:table-row>
          <table:table-cell table:style-name="表13.A2" office:value-type="float" office:value="2">
            <text:p text:style-name="P13">2</text:p>
          </table:table-cell>
          <table:table-cell table:style-name="表13.B2" office:value-type="string">
            <text:p text:style-name="P12">餌やり</text:p>
          </table:table-cell>
          <table:table-cell table:style-name="表13.C2" office:value-type="string">
            <text:list xml:id="list4821693231374674592" text:style-name="L36">
              <text:list-item>
                <text:p text:style-name="P47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3">3</text:p>
          </table:table-cell>
          <table:table-cell table:style-name="表1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3.C2" office:value-type="string">
            <text:list xml:id="list7609079338498390999" text:style-name="L37">
              <text:list-item>
                <text:p text:style-name="P48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3">4</text:p>
          </table:table-cell>
          <table:table-cell table:style-name="表13.B2" office:value-type="string">
            <text:p text:style-name="P12">思ったこと</text:p>
          </table:table-cell>
          <table:table-cell table:style-name="表13.C2" office:value-type="string">
            <text:p text:style-name="P14"/>
          </table:table-cell>
        </table:table-row>
        <text:soft-page-break/>
        <table:table-row>
          <table:table-cell table:style-name="表13.A2" office:value-type="float" office:value="5">
            <text:p text:style-name="P13">5</text:p>
          </table:table-cell>
          <table:table-cell table:style-name="表13.B2" office:value-type="string">
            <text:p text:style-name="P12">出来事</text:p>
          </table:table-cell>
          <table:table-cell table:style-name="表13.C2" office:value-type="string">
            <text:list xml:id="list1535213752894053332" text:style-name="L38">
              <text:list-item>
                <text:p text:style-name="P49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3">6</text:p>
          </table:table-cell>
          <table:table-cell table:style-name="表13.B2" office:value-type="string">
            <text:p text:style-name="P12">止めた / 止めよう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7">
            <text:p text:style-name="P13">7</text:p>
          </table:table-cell>
          <table:table-cell table:style-name="表13.B2" office:value-type="string">
            <text:p text:style-name="P12">始めた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8">
            <text:p text:style-name="P15">8</text:p>
          </table:table-cell>
          <table:table-cell table:style-name="表13.B2" office:value-type="string">
            <text:p text:style-name="P12">気づいた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9">
            <text:p text:style-name="P15">9</text:p>
          </table:table-cell>
          <table:table-cell table:style-name="表13.B2" office:value-type="string">
            <text:p text:style-name="P14">行った</text:p>
          </table:table-cell>
          <table:table-cell table:style-name="表13.C2" office:value-type="string">
            <text:list xml:id="list5541072925395756843" text:style-name="L39">
              <text:list-item>
                <text:p text:style-name="P50">『人工光合成』。</text:p>
                <text:list>
                  <text:list-item>
                    <text:p text:style-name="P50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0">ポル<text:span text:style-name="T6">フィン</text:span>と、ポル<text:span text:style-name="T6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0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0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5">10</text:p>
          </table:table-cell>
          <table:table-cell table:style-name="表13.B2" office:value-type="string">
            <text:p text:style-name="P14">その他</text:p>
          </table:table-cell>
          <table:table-cell table:style-name="表13.C2" office:value-type="string">
            <text:list xml:id="list4902285505203787610" text:style-name="L40">
              <text:list-item>
                <text:p text:style-name="P51">マンデルさんの本。昨日は読んでいない。これまでに、読み活動の中で知り得たことは：</text:p>
                <text:list>
                  <text:list-item>
                    <text:p text:style-name="P51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1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28440177" text:continue-list="list4164194210466305228" text:style-name="L35">
        <text:list-item>
          <text:p text:style-name="P9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12">天気</text:p>
          </table:table-cell>
          <table:table-cell table:style-name="表14.C1" office:value-type="string">
            <text:p text:style-name="P14">晴れ。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2">餌やり</text:p>
          </table:table-cell>
          <table:table-cell table:style-name="表14.C2" office:value-type="string">
            <text:list xml:id="list6444639860439736130" text:style-name="L41">
              <text:list-item>
                <text:p text:style-name="P52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2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2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3">3</text:p>
          </table:table-cell>
          <table:table-cell table:style-name="表1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4">
            <text:p text:style-name="P13">4</text:p>
          </table:table-cell>
          <table:table-cell table:style-name="表14.B2" office:value-type="string">
            <text:p text:style-name="P12">思ったこと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5">
            <text:p text:style-name="P13">5</text:p>
          </table:table-cell>
          <table:table-cell table:style-name="表14.B2" office:value-type="string">
            <text:p text:style-name="P12">出来事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6">
            <text:p text:style-name="P13">6</text:p>
          </table:table-cell>
          <table:table-cell table:style-name="表14.B2" office:value-type="string">
            <text:p text:style-name="P12">止めた / 止め<text:soft-page-break/>よう</text:p>
          </table:table-cell>
          <table:table-cell table:style-name="表14.C2" office:value-type="string">
            <text:list xml:id="list6138473614362219748" text:style-name="L42">
              <text:list-item>
                <text:p text:style-name="P53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3">7</text:p>
          </table:table-cell>
          <table:table-cell table:style-name="表14.B2" office:value-type="string">
            <text:p text:style-name="P12">始めた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8">
            <text:p text:style-name="P15">8</text:p>
          </table:table-cell>
          <table:table-cell table:style-name="表14.B2" office:value-type="string">
            <text:p text:style-name="P12">気づい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9">
            <text:p text:style-name="P15">9</text:p>
          </table:table-cell>
          <table:table-cell table:style-name="表14.B2" office:value-type="string">
            <text:p text:style-name="P14">行っ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15">10</text:p>
          </table:table-cell>
          <table:table-cell table:style-name="表14.B2" office:value-type="string">
            <text:p text:style-name="P14">その他</text:p>
          </table:table-cell>
          <table:table-cell table:style-name="表14.C2" office:value-type="string">
            <text:list xml:id="list6668544738201819153" text:style-name="L43">
              <text:list-item>
                <text:p text:style-name="P54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4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4">それらのラベルをsortする。対象は、３日間のデータ群。</text:p>
                  </text:list-item>
                  <text:list-item>
                    <text:p text:style-name="P54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28431381" text:continue-list="list28440177" text:style-name="L35">
        <text:list-item>
          <text:p text:style-name="P9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3">1</text:p>
          </table:table-cell>
          <table:table-cell table:style-name="表15.B1" office:value-type="string">
            <text:p text:style-name="P12">天気</text:p>
          </table:table-cell>
          <table:table-cell table:style-name="表15.C1" office:value-type="string">
            <text:p text:style-name="P14">晴れ。</text:p>
          </table:table-cell>
        </table:table-row>
        <table:table-row>
          <table:table-cell table:style-name="表15.A2" office:value-type="float" office:value="2">
            <text:p text:style-name="P13">2</text:p>
          </table:table-cell>
          <table:table-cell table:style-name="表15.B2" office:value-type="string">
            <text:p text:style-name="P12">餌やり</text:p>
          </table:table-cell>
          <table:table-cell table:style-name="表15.C2" office:value-type="string">
            <text:list xml:id="list6652105162583926715" text:style-name="L44">
              <text:list-item>
                <text:p text:style-name="P55">三匹とも、来る。</text:p>
              </text:list-item>
              <text:list-item>
                <text:p text:style-name="P55">ミケとクロは、南の角へ行って、呼びかけたら、出てきた。</text:p>
              </text:list-item>
              <text:list-item>
                <text:p text:style-name="P55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5">ミケたちの相手を済ませ、戻る。小屋の裏。もういなかった。</text:p>
                  </text:list-item>
                </text:list>
              </text:list-item>
              <text:list-item>
                <text:p text:style-name="P55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3">3</text:p>
          </table:table-cell>
          <table:table-cell table:style-name="表1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5.C2" office:value-type="string">
            <text:list xml:id="list3720982021881339902" text:style-name="L45">
              <text:list-item>
                <text:p text:style-name="P56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3">4</text:p>
          </table:table-cell>
          <table:table-cell table:style-name="表15.B2" office:value-type="string">
            <text:p text:style-name="P12">思ったこと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5">
            <text:p text:style-name="P13">5</text:p>
          </table:table-cell>
          <table:table-cell table:style-name="表15.B2" office:value-type="string">
            <text:p text:style-name="P12">出来事</text:p>
          </table:table-cell>
          <table:table-cell table:style-name="表15.C2" office:value-type="string">
            <text:list xml:id="list4984032341171518136" text:style-name="L46">
              <text:list-item>
                <text:p text:style-name="P57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57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3">6</text:p>
          </table:table-cell>
          <table:table-cell table:style-name="表15.B2" office:value-type="string">
            <text:p text:style-name="P12">止めた / 止めよう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7">
            <text:p text:style-name="P13">7</text:p>
          </table:table-cell>
          <table:table-cell table:style-name="表15.B2" office:value-type="string">
            <text:p text:style-name="P12">始めた</text:p>
          </table:table-cell>
          <table:table-cell table:style-name="表15.C2" office:value-type="string">
            <text:list xml:id="list4526292268837955326" text:style-name="L47">
              <text:list-item>
                <text:p text:style-name="P58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58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5">8</text:p>
          </table:table-cell>
          <table:table-cell table:style-name="表15.B2" office:value-type="string">
            <text:p text:style-name="P12">気づい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9">
            <text:p text:style-name="P15">9</text:p>
          </table:table-cell>
          <table:table-cell table:style-name="表15.B2" office:value-type="string">
            <text:p text:style-name="P14">行っ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15">10</text:p>
          </table:table-cell>
          <table:table-cell table:style-name="表15.B2" office:value-type="string">
            <text:p text:style-name="P14">その他</text:p>
          </table:table-cell>
          <table:table-cell table:style-name="表15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134115443237722577" text:style-name="L48">
        <text:list-item>
          <text:p text:style-name="P94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3">1</text:p>
          </table:table-cell>
          <table:table-cell table:style-name="表16.B1" office:value-type="string">
            <text:p text:style-name="P12">天気</text:p>
          </table:table-cell>
          <table:table-cell table:style-name="表16.C1" office:value-type="string">
            <text:p text:style-name="P14">晴れ。</text:p>
          </table:table-cell>
        </table:table-row>
        <table:table-row>
          <table:table-cell table:style-name="表16.A2" office:value-type="float" office:value="2">
            <text:p text:style-name="P13">2</text:p>
          </table:table-cell>
          <table:table-cell table:style-name="表16.B2" office:value-type="string">
            <text:p text:style-name="P12">餌やり</text:p>
          </table:table-cell>
          <table:table-cell table:style-name="表16.C2" office:value-type="string">
            <text:list xml:id="list8408393418224991560" text:style-name="L49">
              <text:list-item>
                <text:p text:style-name="P59">ドン。来ない。</text:p>
              </text:list-item>
              <text:list-item>
                <text:p text:style-name="P59">リュウが来た。前回と同じく、擁壁の上の、プールの基盤に付けられている柵。そのすぐ内側に、座っている。</text:p>
                <text:list>
                  <text:list-item>
                    <text:p text:style-name="P59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59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59">袋全体の、３分の１ぐらいを、その場ではあげる。</text:p>
                  </text:list-item>
                </text:list>
              </text:list-item>
              <text:list-item>
                <text:p text:style-name="P59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59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3">3</text:p>
          </table:table-cell>
          <table:table-cell table:style-name="表16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4">
            <text:p text:style-name="P13">4</text:p>
          </table:table-cell>
          <table:table-cell table:style-name="表16.B2" office:value-type="string">
            <text:p text:style-name="P12">思ったこと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5">
            <text:p text:style-name="P13">5</text:p>
          </table:table-cell>
          <table:table-cell table:style-name="表16.B2" office:value-type="string">
            <text:p text:style-name="P12">出来事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6">
            <text:p text:style-name="P13">6</text:p>
          </table:table-cell>
          <table:table-cell table:style-name="表16.B2" office:value-type="string">
            <text:p text:style-name="P12">止めた / 止めよう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7">
            <text:p text:style-name="P13">7</text:p>
          </table:table-cell>
          <table:table-cell table:style-name="表16.B2" office:value-type="string">
            <text:p text:style-name="P12">始めた</text:p>
          </table:table-cell>
          <table:table-cell table:style-name="表16.C2" office:value-type="string">
            <text:list xml:id="list2501282859966380452" text:style-name="L50">
              <text:list-item>
                <text:p text:style-name="P60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0">風呂に入るとき、目を、塩水で洗った</text:p>
                <text:list>
                  <text:list-item>
                    <text:p text:style-name="P60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0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0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0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5">8</text:p>
          </table:table-cell>
          <table:table-cell table:style-name="表16.B2" office:value-type="string">
            <text:p text:style-name="P12">気づいた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9">
            <text:p text:style-name="P15">9</text:p>
          </table:table-cell>
          <table:table-cell table:style-name="表16.B2" office:value-type="string">
            <text:p text:style-name="P14">行った</text:p>
          </table:table-cell>
          <table:table-cell table:style-name="表16.C2" office:value-type="string">
            <text:list xml:id="list8215319265077710027" text:style-name="L51">
              <text:list-item>
                <text:p text:style-name="P61">CO2の調べ。行わなかった。</text:p>
              </text:list-item>
              <text:list-item>
                <text:p text:style-name="P61">楽器。夕方４時すぎ、ギター。夜に入って、６時半ぐらいから、サックス。</text:p>
                <text:list>
                  <text:list-item>
                    <text:p text:style-name="P61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5">10</text:p>
          </table:table-cell>
          <table:table-cell table:style-name="表16.B2" office:value-type="string">
            <text:p text:style-name="P14">その他</text:p>
          </table:table-cell>
          <table:table-cell table:style-name="表16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28437650" text:continue-list="list28431381" text:style-name="L35">
        <text:list-item>
          <text:p text:style-name="P93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3">1</text:p>
          </table:table-cell>
          <table:table-cell table:style-name="表17.B1" office:value-type="string">
            <text:p text:style-name="P12">天気</text:p>
          </table:table-cell>
          <table:table-cell table:style-name="表17.C1" office:value-type="string">
            <text:p text:style-name="P14">曇り。</text:p>
          </table:table-cell>
        </table:table-row>
        <table:table-row>
          <table:table-cell table:style-name="表17.A2" office:value-type="float" office:value="2">
            <text:p text:style-name="P13">2</text:p>
          </table:table-cell>
          <table:table-cell table:style-name="表17.B2" office:value-type="string">
            <text:p text:style-name="P12">餌やり</text:p>
          </table:table-cell>
          <table:table-cell table:style-name="表17.C2" office:value-type="string">
            <text:list xml:id="list6267200598898264643" text:style-name="L52">
              <text:list-item>
                <text:p text:style-name="P62">ドン、来ない。リュウも来ない。</text:p>
              </text:list-item>
              <text:list-item>
                <text:p text:style-name="P62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2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2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3">3</text:p>
          </table:table-cell>
          <table:table-cell table:style-name="表1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7.C2" office:value-type="string">
            <text:list xml:id="list2375542934071913336" text:style-name="L53">
              <text:list-item>
                <text:p text:style-name="P63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3">4</text:p>
          </table:table-cell>
          <table:table-cell table:style-name="表17.B2" office:value-type="string">
            <text:p text:style-name="P12">思ったこと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5">
            <text:p text:style-name="P13">5</text:p>
          </table:table-cell>
          <table:table-cell table:style-name="表17.B2" office:value-type="string">
            <text:p text:style-name="P12">出来事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6">
            <text:p text:style-name="P13">6</text:p>
          </table:table-cell>
          <table:table-cell table:style-name="表17.B2" office:value-type="string">
            <text:p text:style-name="P12">止めた / 止めよう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7">
            <text:p text:style-name="P13">7</text:p>
          </table:table-cell>
          <table:table-cell table:style-name="表17.B2" office:value-type="string">
            <text:p text:style-name="P12">始めた</text:p>
          </table:table-cell>
          <table:table-cell table:style-name="表17.C2" office:value-type="string">
            <text:list xml:id="list4420666478599229724" text:style-name="L54">
              <text:list-item>
                <text:p text:style-name="P64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4">同じく、3/29。風呂で、陰茎の包皮。塩水で洗った。</text:p>
                <text:list>
                  <text:list-item>
                    <text:p text:style-name="P64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4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5">8</text:p>
          </table:table-cell>
          <table:table-cell table:style-name="表17.B2" office:value-type="string">
            <text:p text:style-name="P12">気づいた</text:p>
          </table:table-cell>
          <table:table-cell table:style-name="表17.C2" office:value-type="string">
            <text:p text:style-name="P12"/>
          </table:table-cell>
        </table:table-row>
        <table:table-row>
          <table:table-cell table:style-name="表17.A2" office:value-type="float" office:value="9">
            <text:p text:style-name="P15">9</text:p>
          </table:table-cell>
          <table:table-cell table:style-name="表17.B2" office:value-type="string">
            <text:p text:style-name="P14">行った</text:p>
          </table:table-cell>
          <table:table-cell table:style-name="表17.C2" office:value-type="string">
            <text:list xml:id="list8231637130522907689" text:style-name="L55">
              <text:list-item>
                <text:p text:style-name="P65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5">10</text:p>
          </table:table-cell>
          <table:table-cell table:style-name="表17.B2" office:value-type="string">
            <text:p text:style-name="P14">その他</text:p>
          </table:table-cell>
          <table:table-cell table:style-name="表1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/>
      <text:p text:style-name="P5"/>
      <text:p text:style-name="P1">------------------------------------------------------------</text:p>
      <text:p text:style-name="P6">[XXX] 20200411_081647</text:p>
      <text:list xml:id="list28418209" text:continue-list="list28437650" text:style-name="L35">
        <text:list-item>
          <text:p text:style-name="P93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3">1</text:p>
          </table:table-cell>
          <table:table-cell table:style-name="表18.B1" office:value-type="string">
            <text:p text:style-name="P12">天気</text:p>
          </table:table-cell>
          <table:table-cell table:style-name="表18.C1" office:value-type="string">
            <text:p text:style-name="P14">晴れ</text:p>
          </table:table-cell>
        </table:table-row>
        <table:table-row>
          <table:table-cell table:style-name="表18.A2" office:value-type="float" office:value="2">
            <text:p text:style-name="P13">2</text:p>
          </table:table-cell>
          <table:table-cell table:style-name="表18.B2" office:value-type="string">
            <text:p text:style-name="P12">餌やり</text:p>
          </table:table-cell>
          <table:table-cell table:style-name="表18.C2" office:value-type="string">
            <text:list xml:id="list3538312714399848086" text:style-name="L56">
              <text:list-item>
                <text:p text:style-name="P66">３匹とも来た。</text:p>
              </text:list-item>
              <text:list-item>
                <text:p text:style-name="P66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66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3">3</text:p>
          </table:table-cell>
          <table:table-cell table:style-name="表1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8.C2" office:value-type="string">
            <text:list xml:id="list6670111178876218538" text:style-name="L57">
              <text:list-item>
                <text:p text:style-name="P67">背中。ひどく痛い。</text:p>
              </text:list-item>
              <text:list-item>
                <text:p text:style-name="P67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3">4</text:p>
          </table:table-cell>
          <table:table-cell table:style-name="表18.B2" office:value-type="string">
            <text:p text:style-name="P12">思ったこと</text:p>
          </table:table-cell>
          <table:table-cell table:style-name="表18.C2" office:value-type="string">
            <text:p text:style-name="P14"/>
          </table:table-cell>
        </table:table-row>
        <table:table-row>
          <table:table-cell table:style-name="表18.A2" office:value-type="float" office:value="14">
            <text:p text:style-name="P13">14</text:p>
          </table:table-cell>
          <table:table-cell table:style-name="表18.B2" office:value-type="string">
            <text:p text:style-name="P12">新しい</text:p>
          </table:table-cell>
          <table:table-cell table:style-name="表18.C2" office:value-type="string">
            <text:list xml:id="list3342526294610815865" text:style-name="L58">
              <text:list-item>
                <text:p text:style-name="P68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68">買い物。卓上のライトを買ってきた。たまプラの、ケーズデンキにて。値段は３千円少し。</text:p>
                <text:list>
                  <text:list-item>
                    <text:p text:style-name="P68">初め、１種を選び取る。その品を出してもらうように頼もうと、カウンターへ歩き始める。</text:p>
                  </text:list-item>
                  <text:list-item>
                    <text:p text:style-name="P68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10"/>
      <text:p text:style-name="P1">------------------------------------------------------------</text:p>
      <text:p text:style-name="P6">[XXX] 20200412_115745</text:p>
      <text:list xml:id="list3014607368282803661" text:style-name="L59">
        <text:list-item>
          <text:p text:style-name="P95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3">1</text:p>
          </table:table-cell>
          <table:table-cell table:style-name="表19.B1" office:value-type="string">
            <text:p text:style-name="P12">天気</text:p>
          </table:table-cell>
          <table:table-cell table:style-name="表19.C1" office:value-type="string">
            <text:p text:style-name="P14">晴れ。夜から、雨。</text:p>
          </table:table-cell>
        </table:table-row>
        <table:table-row>
          <table:table-cell table:style-name="表19.A2" office:value-type="float" office:value="2">
            <text:p text:style-name="P13">2</text:p>
          </table:table-cell>
          <table:table-cell table:style-name="表19.B2" office:value-type="string">
            <text:p text:style-name="P12">餌やり</text:p>
          </table:table-cell>
          <table:table-cell table:style-name="表19.C2" office:value-type="string">
            <text:list xml:id="list7923513766020485970" text:style-name="L60">
              <text:list-item>
                <text:p text:style-name="P69">３匹とも来る。</text:p>
              </text:list-item>
              <text:list-item>
                <text:p text:style-name="P69">ドンは、待っていた。ミケたちのあとに戻ると。いなかった。</text:p>
              </text:list-item>
              <text:list-item>
                <text:p text:style-name="P69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69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3">3</text:p>
          </table:table-cell>
          <table:table-cell table:style-name="表1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9.C2" office:value-type="string">
            <text:list xml:id="list4134030248880490284" text:style-name="L61">
              <text:list-item>
                <text:p text:style-name="P70">背中、痛い。</text:p>
              </text:list-item>
              <text:list-item>
                <text:p text:style-name="P70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3">7</text:p>
          </table:table-cell>
          <table:table-cell table:style-name="表19.B2" office:value-type="string">
            <text:p text:style-name="P12">始めた<text:span text:style-name="T5"> / 初めて</text:span></text:p>
          </table:table-cell>
          <table:table-cell table:style-name="表19.C2" office:value-type="string">
            <text:list xml:id="list4996838881990036837" text:style-name="L62">
              <text:list-item>
                <text:p text:style-name="P71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1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3">5</text:p>
          </table:table-cell>
          <table:table-cell table:style-name="表19.B2" office:value-type="string">
            <text:p text:style-name="P12">出来事</text:p>
          </table:table-cell>
          <table:table-cell table:style-name="表19.C2" office:value-type="string">
            <text:list xml:id="list2841349759193683032" text:style-name="L63">
              <text:list-item>
                <text:p text:style-name="P72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3">11</text:p>
          </table:table-cell>
          <table:table-cell table:style-name="表19.B2" office:value-type="string">
            <text:p text:style-name="P12">やらず</text:p>
          </table:table-cell>
          <table:table-cell table:style-name="表19.C2" office:value-type="string">
            <text:list xml:id="list8014797773134088260" text:style-name="L64">
              <text:list-item>
                <text:p text:style-name="P73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3">13</text:p>
          </table:table-cell>
          <table:table-cell table:style-name="表19.B2" office:value-type="string">
            <text:p text:style-name="P12">やろう</text:p>
          </table:table-cell>
          <table:table-cell table:style-name="表19.C2" office:value-type="string">
            <text:list xml:id="list1900155515600055614" text:style-name="L65">
              <text:list-item>
                <text:p text:style-name="P74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7"/>
      <text:p text:style-name="P6">[/ XXX] </text:p>
      <text:p text:style-name="P5"/>
      <text:p text:style-name="P10"/>
      <text:p text:style-name="P2"/>
      <text:p text:style-name="P1">------------------------------------------------------------</text:p>
      <text:p text:style-name="P6">[XXX] 20200413_124125</text:p>
      <text:list xml:id="list3361046406353663970" text:style-name="L66">
        <text:list-item>
          <text:p text:style-name="P96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3">1</text:p>
          </table:table-cell>
          <table:table-cell table:style-name="表20.B1" office:value-type="string">
            <text:p text:style-name="P12">天気</text:p>
          </table:table-cell>
          <table:table-cell table:style-name="表20.C1" office:value-type="string">
            <text:p text:style-name="P14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3">2</text:p>
          </table:table-cell>
          <table:table-cell table:style-name="表20.B2" office:value-type="string">
            <text:p text:style-name="P12">餌やり</text:p>
          </table:table-cell>
          <table:table-cell table:style-name="表20.C2" office:value-type="string">
            <text:list xml:id="list3786785412031860173" text:style-name="L67">
              <text:list-item>
                <text:p text:style-name="P75">ドンは来ない。</text:p>
              </text:list-item>
              <text:list-item>
                <text:p text:style-name="P75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75">クロは、柵の外、擁壁へ出てきてしま<text:soft-page-break/>う。地面へ降りてくる。しばらく、ゴロゴロの相手をする。</text:p>
              </text:list-item>
              <text:list-item>
                <text:p text:style-name="P75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3">3</text:p>
          </table:table-cell>
          <table:table-cell table:style-name="表2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0.C2" office:value-type="string">
            <text:list xml:id="list339071802994194841" text:style-name="L68">
              <text:list-item>
                <text:p text:style-name="P76">背中は痛い。</text:p>
              </text:list-item>
              <text:list-item>
                <text:p text:style-name="P76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76">すると、いつもだと、痒みが亢進する。</text:p>
                  </text:list-item>
                  <text:list-item>
                    <text:p text:style-name="P76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3">4</text:p>
          </table:table-cell>
          <table:table-cell table:style-name="表20.B2" office:value-type="string">
            <text:p text:style-name="P12">思ったこと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5">
            <text:p text:style-name="P13">5</text:p>
          </table:table-cell>
          <table:table-cell table:style-name="表20.B2" office:value-type="string">
            <text:p text:style-name="P12">出来事</text:p>
          </table:table-cell>
          <table:table-cell table:style-name="表20.C2" office:value-type="string">
            <text:list xml:id="list1311171983998659083" text:style-name="L69">
              <text:list-item>
                <text:p text:style-name="P77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3">11</text:p>
          </table:table-cell>
          <table:table-cell table:style-name="表20.B2" office:value-type="string">
            <text:p text:style-name="P12">やらず</text:p>
          </table:table-cell>
          <table:table-cell table:style-name="表20.C2" office:value-type="string">
            <text:list xml:id="list8288809158309211724" text:style-name="L70">
              <text:list-item>
                <text:p text:style-name="P78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3">6</text:p>
          </table:table-cell>
          <table:table-cell table:style-name="表20.B2" office:value-type="string">
            <text:p text:style-name="P12">止めた / 止めよう</text:p>
          </table:table-cell>
          <table:table-cell table:style-name="表20.C2" office:value-type="string">
            <text:list xml:id="list99888069638389259" text:style-name="L71">
              <text:list-item>
                <text:p text:style-name="P79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5">8</text:p>
          </table:table-cell>
          <table:table-cell table:style-name="表20.B2" office:value-type="string">
            <text:p text:style-name="P12">気づいた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14">
            <text:p text:style-name="P13">14</text:p>
          </table:table-cell>
          <table:table-cell table:style-name="表20.B2" office:value-type="string">
            <text:p text:style-name="P12">新しい</text:p>
          </table:table-cell>
          <table:table-cell table:style-name="表20.C2" office:value-type="string">
            <text:list xml:id="list5595896886397701041" text:style-name="L72">
              <text:list-item>
                <text:p text:style-name="P80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7"><text:soft-page-break/></text:p>
      <text:p text:style-name="P6">[/ XXX] 20200413_125510</text:p>
      <text:p text:style-name="P5"/>
      <text:p text:style-name="P10"/>
      <text:p text:style-name="P5"/>
      <text:p text:style-name="P1">------------------------------------------------------------</text:p>
      <text:p text:style-name="P6">[XXX] 20200415_071750</text:p>
      <text:list xml:id="list2164361161488202370" text:style-name="L73">
        <text:list-item>
          <text:p text:style-name="P97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3">1</text:p>
          </table:table-cell>
          <table:table-cell table:style-name="表21.B1" office:value-type="string">
            <text:p text:style-name="P12">天気</text:p>
          </table:table-cell>
          <table:table-cell table:style-name="表21.C1" office:value-type="string">
            <text:p text:style-name="P14">晴れ。夜も、降雨はなし。</text:p>
          </table:table-cell>
        </table:table-row>
        <table:table-row>
          <table:table-cell table:style-name="表21.A2" office:value-type="float" office:value="2">
            <text:p text:style-name="P13">2</text:p>
          </table:table-cell>
          <table:table-cell table:style-name="表21.B2" office:value-type="string">
            <text:p text:style-name="P12">餌やり</text:p>
          </table:table-cell>
          <table:table-cell table:style-name="表21.C2" office:value-type="string">
            <text:list xml:id="list7346175980060372556" text:style-name="L74">
              <text:list-item>
                <text:p text:style-name="P81">３匹とも。</text:p>
              </text:list-item>
              <text:list-item>
                <text:p text:style-name="P81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1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1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1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1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1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3">3</text:p>
          </table:table-cell>
          <table:table-cell table:style-name="表21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1.C2" office:value-type="string">
            <text:list xml:id="list8150513377407018957" text:style-name="L75">
              <text:list-item>
                <text:p text:style-name="P82">今朝の洗顔時。まぶたの中を、強迫的にこする、は、しなかった。</text:p>
              </text:list-item>
              <text:list-item>
                <text:p text:style-name="P82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3">11</text:p>
          </table:table-cell>
          <table:table-cell table:style-name="表21.B2" office:value-type="string">
            <text:p text:style-name="P12">やらず</text:p>
          </table:table-cell>
          <table:table-cell table:style-name="表21.C2" office:value-type="string">
            <text:list xml:id="list8983007915999700364" text:style-name="L76">
              <text:list-item>
                <text:p text:style-name="P83">ムコスタ。目薬。朝は、射していない。忘れた。</text:p>
              </text:list-item>
              <text:list-item>
                <text:p text:style-name="P83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3">14</text:p>
          </table:table-cell>
          <table:table-cell table:style-name="表21.B2" office:value-type="string">
            <text:p text:style-name="P12">新しい</text:p>
          </table:table-cell>
          <table:table-cell table:style-name="表21.C2" office:value-type="string">
            <text:list xml:id="list116026747780532545" text:style-name="L77">
              <text:list-item>
                <text:p text:style-name="P84">月曜のこと。夕食のあと、再び、mt4のプログラミング、行った。eaを編集。そして、再び実行した。</text:p>
              </text:list-item>
              <text:list-item>
                <text:p text:style-name="P84">月曜：夕食の鍋物。肉も取って、食べている。５日目ぐらい。</text:p>
              </text:list-item>
            </text:list>
          </table:table-cell>
        </table:table-row>
      </table:table>
      <text:p text:style-name="P7"/>
      <text:p text:style-name="P6">[/ XXX] 20200415_082050</text:p>
      <text:p text:style-name="P5"/>
      <text:p text:style-name="P10">@@@</text:p>
      <text:p text:style-name="P5"/>
      <text:p text:style-name="P1">------------------------------------------------------------</text:p>
      <text:p text:style-name="P6">[XXX] </text:p>
      <text:list xml:id="list28415979" text:continue-list="list2164361161488202370" text:style-name="L73">
        <text:list-item>
          <text:p text:style-name="P97">XX/XX XX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3">1</text:p>
          </table:table-cell>
          <table:table-cell table:style-name="表22.B1" office:value-type="string">
            <text:p text:style-name="P12">天気</text:p>
          </table:table-cell>
          <table:table-cell table:style-name="表22.C1" office:value-type="string">
            <text:p text:style-name="P14"/>
          </table:table-cell>
        </table:table-row>
        <table:table-row>
          <table:table-cell table:style-name="表22.A2" office:value-type="float" office:value="2">
            <text:p text:style-name="P13">2</text:p>
          </table:table-cell>
          <table:table-cell table:style-name="表22.B2" office:value-type="string">
            <text:p text:style-name="P12">餌やり</text:p>
          </table:table-cell>
          <table:table-cell table:style-name="表22.C2" office:value-type="string">
            <text:p text:style-name="P14"/>
          </table:table-cell>
        </table:table-row>
        <text:soft-page-break/>
        <table:table-row>
          <table:table-cell table:style-name="表22.A2" office:value-type="float" office:value="3">
            <text:p text:style-name="P13">3</text:p>
          </table:table-cell>
          <table:table-cell table:style-name="表2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4">
            <text:p text:style-name="P13">4</text:p>
          </table:table-cell>
          <table:table-cell table:style-name="表22.B2" office:value-type="string">
            <text:p text:style-name="P12">思ったこと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5">
            <text:p text:style-name="P13">5</text:p>
          </table:table-cell>
          <table:table-cell table:style-name="表22.B2" office:value-type="string">
            <text:p text:style-name="P12">出来事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11">
            <text:p text:style-name="P13">11</text:p>
          </table:table-cell>
          <table:table-cell table:style-name="表22.B2" office:value-type="string">
            <text:p text:style-name="P12">やらず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6">
            <text:p text:style-name="P13">6</text:p>
          </table:table-cell>
          <table:table-cell table:style-name="表22.B2" office:value-type="string">
            <text:p text:style-name="P12">止めた / 止めよう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8">
            <text:p text:style-name="P15">8</text:p>
          </table:table-cell>
          <table:table-cell table:style-name="表22.B2" office:value-type="string">
            <text:p text:style-name="P12">気づいた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14">
            <text:p text:style-name="P13">14</text:p>
          </table:table-cell>
          <table:table-cell table:style-name="表22.B2" office:value-type="string">
            <text:p text:style-name="P12">新しい</text:p>
          </table:table-cell>
          <table:table-cell table:style-name="表22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28415229" text:continue-numbering="true" text:style-name="L73">
        <text:list-item>
          <text:p text:style-name="P9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3">1</text:p>
          </table:table-cell>
          <table:table-cell table:style-name="表5.B1" office:value-type="string">
            <text:p text:style-name="P12">天気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3">2</text:p>
          </table:table-cell>
          <table:table-cell table:style-name="表5.B2" office:value-type="string">
            <text:p text:style-name="P12">餌やり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3">3</text:p>
          </table:table-cell>
          <table:table-cell table:style-name="表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3">4</text:p>
          </table:table-cell>
          <table:table-cell table:style-name="表5.B2" office:value-type="string">
            <text:p text:style-name="P12">思ったこと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3">5</text:p>
          </table:table-cell>
          <table:table-cell table:style-name="表5.B2" office:value-type="string">
            <text:p text:style-name="P12">出来事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1">
            <text:p text:style-name="P13">11</text:p>
          </table:table-cell>
          <table:table-cell table:style-name="表5.B2" office:value-type="string">
            <text:p text:style-name="P12">やらず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3">6</text:p>
          </table:table-cell>
          <table:table-cell table:style-name="表5.B2" office:value-type="string">
            <text:p text:style-name="P12">止めた / 止めよう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8">
            <text:p text:style-name="P15">8</text:p>
          </table:table-cell>
          <table:table-cell table:style-name="表5.B2" office:value-type="string">
            <text:p text:style-name="P12">気づいた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4">
            <text:p text:style-name="P13">14</text:p>
          </table:table-cell>
          <table:table-cell table:style-name="表5.B2" office:value-type="string">
            <text:p text:style-name="P12">新しい</text:p>
          </table:table-cell>
          <table:table-cell table:style-name="表5.C2" office:value-type="string">
            <text:p text:style-name="P14"/>
          </table:table-cell>
        </table:table-row>
      </table:table>
      <text:p text:style-name="P7"><text:soft-page-break/></text:p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2">天気</text:p>
          </table:table-cell>
          <table:table-cell table:style-name="表2.A1" office:value-type="float" office:value="9">
            <text:p text:style-name="P13">9</text:p>
          </table:table-cell>
          <table:table-cell table:style-name="表2.D1" office:value-type="string">
            <text:p text:style-name="P12">思い出したこと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2">餌やり</text:p>
          </table:table-cell>
          <table:table-cell table:style-name="表2.A2" office:value-type="float" office:value="10">
            <text:p text:style-name="P13">10</text:p>
          </table:table-cell>
          <table:table-cell table:style-name="表2.D2" office:value-type="string">
            <text:p text:style-name="P12">やった</text:p>
          </table:table-cell>
        </table:table-row>
        <table:table-row>
          <table:table-cell table:style-name="表2.A2" office:value-type="float" office:value="3">
            <text:p text:style-name="P13">3</text:p>
          </table:table-cell>
          <table:table-cell table:style-name="表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3">11</text:p>
          </table:table-cell>
          <table:table-cell table:style-name="表2.D2" office:value-type="string">
            <text:p text:style-name="P12">やらず</text:p>
          </table:table-cell>
        </table:table-row>
        <table:table-row>
          <table:table-cell table:style-name="表2.A2" office:value-type="float" office:value="4">
            <text:p text:style-name="P13">4</text:p>
          </table:table-cell>
          <table:table-cell table:style-name="表2.B2" office:value-type="string">
            <text:p text:style-name="P12">思ったこと</text:p>
          </table:table-cell>
          <table:table-cell table:style-name="表2.A2" office:value-type="float" office:value="12">
            <text:p text:style-name="P13">12</text:p>
          </table:table-cell>
          <table:table-cell table:style-name="表2.D2" office:value-type="string">
            <text:p text:style-name="P12">知ったこと</text:p>
          </table:table-cell>
        </table:table-row>
        <table:table-row>
          <table:table-cell table:style-name="表2.A2" office:value-type="float" office:value="5">
            <text:p text:style-name="P13">5</text:p>
          </table:table-cell>
          <table:table-cell table:style-name="表2.B2" office:value-type="string">
            <text:p text:style-name="P12">出来事</text:p>
          </table:table-cell>
          <table:table-cell table:style-name="表2.A2" office:value-type="float" office:value="13">
            <text:p text:style-name="P13">13</text:p>
          </table:table-cell>
          <table:table-cell table:style-name="表2.D2" office:value-type="string">
            <text:p text:style-name="P12">やろう</text:p>
          </table:table-cell>
        </table:table-row>
        <table:table-row>
          <table:table-cell table:style-name="表2.A2" office:value-type="float" office:value="6">
            <text:p text:style-name="P13">6</text:p>
          </table:table-cell>
          <table:table-cell table:style-name="表2.B2" office:value-type="string">
            <text:p text:style-name="P12">止めた / 止めよう</text:p>
          </table:table-cell>
          <table:table-cell table:style-name="表2.A2" office:value-type="float" office:value="14">
            <text:p text:style-name="P13">14</text:p>
          </table:table-cell>
          <table:table-cell table:style-name="表2.D2" office:value-type="string">
            <text:p text:style-name="P12">新しい</text:p>
          </table:table-cell>
        </table:table-row>
        <table:table-row>
          <table:table-cell table:style-name="表2.A2" office:value-type="float" office:value="7">
            <text:p text:style-name="P13">7</text:p>
          </table:table-cell>
          <table:table-cell table:style-name="表2.B2" office:value-type="string">
            <text:p text:style-name="P12">始めた<text:span text:style-name="T5"> / 初めて</text:span></text:p>
          </table:table-cell>
          <table:table-cell table:style-name="表2.A2" office:value-type="float" office:value="15">
            <text:p text:style-name="P13">15</text:p>
          </table:table-cell>
          <table:table-cell table:style-name="表2.D2" office:value-type="string">
            <text:p text:style-name="P12">その他</text:p>
          </table:table-cell>
        </table:table-row>
        <table:table-row>
          <table:table-cell table:style-name="表2.A2" office:value-type="float" office:value="8">
            <text:p text:style-name="P15">8</text:p>
          </table:table-cell>
          <table:table-cell table:style-name="表2.B2" office:value-type="string">
            <text:p text:style-name="P12">気づいた</text:p>
          </table:table-cell>
          <table:table-cell table:style-name="表2.A2" office:value-type="float" office:value="16">
            <text:p text:style-name="P13">16</text:p>
          </table:table-cell>
          <table:table-cell table:style-name="表2.D2" office:value-type="string">
            <text:p text:style-name="P8">明日</text:p>
          </table:table-cell>
        </table:table-row>
        <table:table-row>
          <table:table-cell table:style-name="表2.A2">
            <text:p text:style-name="P15"/>
          </table:table-cell>
          <table:table-cell table:style-name="表2.B2" office:value-type="string">
            <text:p text:style-name="P12"/>
          </table:table-cell>
          <table:table-cell table:style-name="表2.A2" office:value-type="float" office:value="17">
            <text:p text:style-name="P13">17</text:p>
          </table:table-cell>
          <table:table-cell table:style-name="表2.D2" office:value-type="string">
            <text:p text:style-name="P8">その先</text:p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2">pushd C:\WORKS_2\WS\WS_Others.miscs <text:span text:style-name="T4">&amp;&amp; git add . &amp;&amp; git commit -m </text:span><text:span text:style-name="T4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2">p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7"/>
      <text:p text:style-name="P11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4-15T08:21:26.13</dc:date>
    <dc:creator>iwabuchi ken</dc:creator>
    <meta:editing-duration>PT18H9M18S</meta:editing-duration>
    <meta:editing-cycles>131</meta:editing-cycles>
    <meta:generator>OpenOffice/4.1.3$Win32 OpenOffice.org_project/413m1$Build-9783</meta:generator>
    <meta:document-statistic meta:table-count="24" meta:image-count="0" meta:object-count="0" meta:page-count="35" meta:paragraph-count="727" meta:word-count="12637" meta:character-count="15491"/>
  </office:meta>
</office:document-meta>
</file>